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Python</text:p>
          </table:table-cell>
          <table:table-cell table:style-name="ce1" table:number-columns-repeated="2"/>
          <table:table-cell table:style-name="ce1" office:value-type="string" calcext:value-type="string">
            <text:p>Julia</text:p>
          </table:table-cell>
          <table:table-cell table:style-name="ce1" office:value-type="string" calcext:value-type="string">
            <text:p>Python</text:p>
          </table:table-cell>
          <table:table-cell table:number-columns-repeated="2"/>
          <table:table-cell table:style-name="ce4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.000133000000000001" calcext:value-type="float">
            <text:p>0.000133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0.000185999999999999" calcext:value-type="float">
            <text:p>0.000186</text:p>
          </table:table-cell>
          <table:table-cell table:number-columns-repeated="6"/>
          <table:table-cell table:style-name="ce3"/>
          <table:table-cell table:style-name="ce8"/>
          <table:table-cell table:number-columns-repeated="2"/>
          <table:table-cell table:style-name="ce3"/>
        </table:table-row>
        <table:table-row table:style-name="ro2"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0.016736875" calcext:value-type="float">
            <text:p>0.016736875</text:p>
          </table:table-cell>
          <table:table-cell table:style-name="ce1" office:value-type="float" office:value="0.001004" calcext:value-type="float">
            <text:p>0.001004</text:p>
          </table:table-cell>
          <table:table-cell table:style-name="ce1"/>
          <table:table-cell table:style-name="ce1" office:value-type="float" office:value="0.1" calcext:value-type="float">
            <text:p>0.1</text:p>
          </table:table-cell>
          <table:table-cell table:style-name="ce2" office:value-type="float" office:value="0.02199952" calcext:value-type="float">
            <text:p>0.02199952</text:p>
          </table:table-cell>
          <table:table-cell table:style-name="ce1" office:value-type="float" office:value="0.00258600000000001" calcext:value-type="float">
            <text:p>0.002586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2"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16889656" calcext:value-type="float">
            <text:p>0.016889656</text:p>
          </table:table-cell>
          <table:table-cell table:style-name="ce1" office:value-type="float" office:value="0.010016" calcext:value-type="float">
            <text:p>0.01001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style-name="ce2" office:value-type="float" office:value="0.026590809" calcext:value-type="float">
            <text:p>0.026590809</text:p>
          </table:table-cell>
          <table:table-cell table:style-name="ce2" office:value-type="float" office:value="0.025774" calcext:value-type="float">
            <text:p>0.025774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2">
          <table:table-cell table:style-name="ce1" office:value-type="float" office:value="0.001" calcext:value-type="float">
            <text:p>0.001</text:p>
          </table:table-cell>
          <table:table-cell table:style-name="ce2" office:value-type="float" office:value="0.019135001" calcext:value-type="float">
            <text:p>0.019135001</text:p>
          </table:table-cell>
          <table:table-cell table:style-name="ce1" office:value-type="float" office:value="0.089942" calcext:value-type="float">
            <text:p>0.089942</text:p>
          </table:table-cell>
          <table:table-cell table:style-name="ce1"/>
          <table:table-cell table:style-name="ce1" office:value-type="float" office:value="0.001" calcext:value-type="float">
            <text:p>0.001</text:p>
          </table:table-cell>
          <table:table-cell table:style-name="ce2" office:value-type="float" office:value="0.032774991" calcext:value-type="float">
            <text:p>0.032774991</text:p>
          </table:table-cell>
          <table:table-cell table:style-name="ce1" office:value-type="float" office:value="0.228655" calcext:value-type="float">
            <text:p>0.228655</text:p>
          </table:table-cell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</table:table-row>
        <table:table-row table:style-name="ro2">
          <table:table-cell table:style-name="ce1" office:value-type="float" office:value="0.0001" calcext:value-type="float">
            <text:p>0.0001</text:p>
          </table:table-cell>
          <table:table-cell table:style-name="ce2" office:value-type="float" office:value="0.056564514" calcext:value-type="float">
            <text:p>0.056564514</text:p>
          </table:table-cell>
          <table:table-cell table:style-name="ce1" office:value-type="float" office:value="0.901647" calcext:value-type="float">
            <text:p>0.901647</text:p>
          </table:table-cell>
          <table:table-cell table:style-name="ce1"/>
          <table:table-cell table:style-name="ce1" office:value-type="float" office:value="0.0001" calcext:value-type="float">
            <text:p>0.0001</text:p>
          </table:table-cell>
          <table:table-cell table:style-name="ce2" office:value-type="float" office:value="0.146054067" calcext:value-type="float">
            <text:p>0.146054067</text:p>
          </table:table-cell>
          <table:table-cell table:style-name="ce1" office:value-type="float" office:value="2.28444" calcext:value-type="float">
            <text:p>2.28444</text:p>
          </table:table-cell>
          <table:table-cell table:number-columns-repeated="2"/>
          <table:table-cell table:style-name="ce3"/>
          <table:table-cell table:number-columns-repeated="7"/>
          <table:table-cell table:style-name="ce3"/>
        </table:table-row>
        <table:table-row table:style-name="ro2">
          <table:table-cell table:style-name="ce1" office:value-type="float" office:value="0.00001" calcext:value-type="float">
            <text:p>0.00001</text:p>
          </table:table-cell>
          <table:table-cell table:style-name="ce2" office:value-type="float" office:value="0.445225602" calcext:value-type="float">
            <text:p>0.445225602</text:p>
          </table:table-cell>
          <table:table-cell table:style-name="ce1" office:value-type="float" office:value="8.805861" calcext:value-type="float">
            <text:p>8.805861</text:p>
          </table:table-cell>
          <table:table-cell table:style-name="ce1"/>
          <table:table-cell table:style-name="ce1" office:value-type="float" office:value="0.00001" calcext:value-type="float">
            <text:p>0.00001</text:p>
          </table:table-cell>
          <table:table-cell table:style-name="ce2" office:value-type="float" office:value="1.195691654" calcext:value-type="float">
            <text:p>1.195691654</text:p>
          </table:table-cell>
          <table:table-cell table:style-name="ce1" office:value-type="float" office:value="23.332324" calcext:value-type="float">
            <text:p>23.332324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2">
          <table:table-cell office:value-type="float" office:value="0.000001" calcext:value-type="float">
            <text:p>0.000001</text:p>
          </table:table-cell>
          <table:table-cell table:style-name="ce3" office:value-type="float" office:value="4.816825067" calcext:value-type="float">
            <text:p>4.816825067</text:p>
          </table:table-cell>
          <table:table-cell office:value-type="float" office:value="87.103317" calcext:value-type="float">
            <text:p>87.103317</text:p>
          </table:table-cell>
          <table:table-cell/>
          <table:table-cell office:value-type="float" office:value="0.000001" calcext:value-type="float">
            <text:p>0.000001</text:p>
          </table:table-cell>
          <table:table-cell table:style-name="ce3" office:value-type="float" office:value="11.685592278" calcext:value-type="float">
            <text:p>11.685592278</text:p>
          </table:table-cell>
          <table:table-cell office:value-type="float" office:value="226.413396" calcext:value-type="float">
            <text:p>226.413396</text:p>
          </table:table-cell>
          <table:table-cell table:number-columns-repeated="2"/>
          <table:table-cell table:style-name="ce3"/>
          <table:table-cell table:number-columns-repeated="8"/>
        </table:table-row>
        <table:table-row table:style-name="ro1">
          <table:table-cell table:number-columns-repeated="9"/>
          <table:table-cell table:style-name="ce3"/>
          <table:table-cell table:number-columns-repeated="8"/>
        </table:table-row>
        <table:table-row table:style-name="ro2">
          <table:table-cell office:value-type="string" calcext:value-type="string">
            <text:p>Maximum</text:p>
          </table:table-cell>
          <table:table-cell table:number-columns-repeated="3"/>
          <table:table-cell office:value-type="string" calcext:value-type="string">
            <text:p>Maximum mit Ableitung</text:p>
          </table:table-cell>
          <table:table-cell table:number-columns-repeated="1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Julia</text:p>
          </table:table-cell>
          <table:table-cell office:value-type="string" calcext:value-type="string">
            <text:p>Python</text:p>
          </table:table-cell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0.021988169" calcext:value-type="float">
            <text:p>0.021988169</text:p>
          </table:table-cell>
          <table:table-cell office:value-type="float" office:value="0.000103999999999993" calcext:value-type="float">
            <text:p>0.0001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0.0000860000000000028" calcext:value-type="float">
            <text:p>8.60E-005</text:p>
          </table:table-cell>
          <table:table-cell table:number-columns-repeated="1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0.000784182" calcext:value-type="float">
            <text:p>0.000784182</text:p>
          </table:table-cell>
          <table:table-cell office:value-type="float" office:value="0.000196000000000002" calcext:value-type="float">
            <text:p>0.00019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8" office:value-type="float" office:value="0.0000870000000000037" calcext:value-type="float">
            <text:p>8.70E-005</text:p>
          </table:table-cell>
          <table:table-cell table:number-columns-repeated="11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010870361" calcext:value-type="float">
            <text:p>0.010870361</text:p>
          </table:table-cell>
          <table:table-cell office:value-type="float" office:value="0.00881700000000001" calcext:value-type="float">
            <text:p>0.00881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0.096067669" calcext:value-type="float">
            <text:p>0.096067669</text:p>
          </table:table-cell>
          <table:table-cell office:value-type="float" office:value="0.002497" calcext:value-type="float">
            <text:p>0.002497</text:p>
          </table:table-cell>
          <table:table-cell table:number-columns-repeated="11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0.879879798" calcext:value-type="float">
            <text:p>0.879879798</text:p>
          </table:table-cell>
          <table:table-cell office:value-type="float" office:value="5.155307" calcext:value-type="float">
            <text:p>5.15530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79417907" calcext:value-type="float">
            <text:p>0.179417907</text:p>
          </table:table-cell>
          <table:table-cell office:value-type="float" office:value="2.114707" calcext:value-type="float">
            <text:p>2.114707</text:p>
          </table:table-cell>
          <table:table-cell table:number-columns-repeated="11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3" office:value-type="float" office:value="6.169950825" calcext:value-type="float">
            <text:p>6.169950825</text:p>
          </table:table-cell>
          <table:table-cell office:value-type="float" office:value="41.665571" calcext:value-type="float">
            <text:p>41.665571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3" office:value-type="float" office:value="0.77969615" calcext:value-type="float">
            <text:p>0.77969615</text:p>
          </table:table-cell>
          <table:table-cell office:value-type="float" office:value="17.830406" calcext:value-type="float">
            <text:p>17.830406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VD</text:p>
          </table:table-cell>
          <table:table-cell table:number-columns-repeated="3"/>
          <table:table-cell office:value-type="string" calcext:value-type="string">
            <text:p>Inverse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2">
          <table:table-cell/>
          <table:table-cell table:style-name="ce4" office:value-type="string" calcext:value-type="string">
            <text:p>Julia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string" calcext:value-type="string">
            <text:p>Julia</text:p>
          </table:table-cell>
          <table:table-cell office:value-type="string" calcext:value-type="string">
            <text:p>Pyth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Fibonacci</text:p>
          </table:table-cell>
          <table:table-cell/>
          <table:table-cell office:value-type="float" office:value="0.00435499999999855" calcext:value-type="float">
            <text:p>0.0043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111823" calcext:value-type="float">
            <text:p>0.00111823</text:p>
          </table:table-cell>
          <table:table-cell table:style-name="ce8" office:value-type="float" office:value="0.0000820000000000265" calcext:value-type="float">
            <text:p>8.20E-00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arseInt</text:p>
          </table:table-cell>
          <table:table-cell table:style-name="ce3" office:value-type="float" office:value="0.012831676" calcext:value-type="float">
            <text:p>0.012831676</text:p>
          </table:table-cell>
          <table:table-cell office:value-type="float" office:value="0.003355" calcext:value-type="float">
            <text:p>0.0033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0.000643246" calcext:value-type="float">
            <text:p>0.000643246</text:p>
          </table:table-cell>
          <table:table-cell office:value-type="float" office:value="0.000168000000000001" calcext:value-type="float">
            <text:p>0.00016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uicksort</text:p>
          </table:table-cell>
          <table:table-cell table:style-name="ce3" office:value-type="float" office:value="0.000592809" calcext:value-type="float">
            <text:p>0.000592809</text:p>
          </table:table-cell>
          <table:table-cell office:value-type="float" office:value="0.018357" calcext:value-type="float">
            <text:p>0.01835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" office:value-type="float" office:value="0.002021783" calcext:value-type="float">
            <text:p>0.002021783</text:p>
          </table:table-cell>
          <table:table-cell office:value-type="float" office:value="0.000685000000000019" calcext:value-type="float">
            <text:p>0.00068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3" office:value-type="float" office:value="0.000552188" calcext:value-type="float">
            <text:p>0.000552188</text:p>
          </table:table-cell>
          <table:table-cell office:value-type="float" office:value="0.00636499999999995" calcext:value-type="float">
            <text:p>0.006365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office:value-type="float" office:value="0.071062231" calcext:value-type="float">
            <text:p>0.071062231</text:p>
          </table:table-cell>
          <table:table-cell office:value-type="float" office:value="0.384734" calcext:value-type="float">
            <text:p>0.38473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iSummeVektor</text:p>
          </table:table-cell>
          <table:table-cell table:style-name="ce3" office:value-type="float" office:value="0.066667348" calcext:value-type="float">
            <text:p>0.066667348</text:p>
          </table:table-cell>
          <table:table-cell office:value-type="float" office:value="0.000134000000000023" calcext:value-type="float">
            <text:p>0.000134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8.675762443" calcext:value-type="float">
            <text:p>18.675762443</text:p>
          </table:table-cell>
          <table:table-cell office:value-type="float" office:value="333.108671" calcext:value-type="float">
            <text:p>333.10867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and Mat Stat</text:p>
          </table:table-cell>
          <table:table-cell table:style-name="ce3" office:value-type="float" office:value="0.028744673" calcext:value-type="float">
            <text:p>0.028744673</text:p>
          </table:table-cell>
          <table:table-cell office:value-type="float" office:value="0.188794" calcext:value-type="float">
            <text:p>0.18879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and mat mul</text:p>
          </table:table-cell>
          <table:table-cell table:style-name="ce3" office:value-type="float" office:value="0.101251952" calcext:value-type="float">
            <text:p>0.101251952</text:p>
          </table:table-cell>
          <table:table-cell office:value-type="float" office:value="6.38029" calcext:value-type="float">
            <text:p>6.3802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iSum</text:p>
          </table:table-cell>
          <table:table-cell table:style-name="ce3" office:value-type="float" office:value="0.036195926" calcext:value-type="float">
            <text:p>0.036195926</text:p>
          </table:table-cell>
          <table:table-cell office:value-type="float" office:value="0.957733" calcext:value-type="float">
            <text:p>0.957733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2">
          <table:table-cell office:value-type="string" calcext:value-type="string">
            <text:p>Vorgegebene Funktionen</text:p>
          </table:table-cell>
          <table:table-cell table:number-columns-repeated="4"/>
          <table:table-cell office:value-type="string" calcext:value-type="string">
            <text:p>LU Zerlegung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office:value-type="string" calcext:value-type="string">
            <text:p>Python</text:p>
          </table:table-cell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4,02e-6</text:p>
          </table:table-cell>
          <table:table-cell office:value-type="string" calcext:value-type="string">
            <text:p>3,82e-5</text:p>
          </table:table-cell>
          <table:table-cell table:number-columns-repeated="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float" office:value="0.06622" calcext:value-type="float">
            <text:p>6.62E-002</text:p>
          </table:table-cell>
          <table:table-cell table:style-name="ce7" office:value-type="string" calcext:value-type="string">
            <text:p>9,57e-5</text:p>
          </table:table-cell>
          <table:table-cell table:number-columns-repeated="1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0,01329</text:p>
          </table:table-cell>
          <table:table-cell office:value-type="float" office:value="0.0137" calcext:value-type="float">
            <text:p>0.0137</text:p>
          </table:table-cell>
          <table:table-cell table:number-columns-repeated="15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3" office:value-type="float" office:value="1.94" calcext:value-type="float">
            <text:p>1.94</text:p>
          </table:table-cell>
          <table:table-cell office:value-type="float" office:value="8.67" calcext:value-type="float">
            <text:p>8.67</text:p>
          </table:table-cell>
          <table:table-cell table:number-columns-repeated="15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3" office:value-type="float" office:value="11.97" calcext:value-type="float">
            <text:p>11.97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  <table:table-row table:style-name="ro1" table:number-rows-repeated="4">
          <table:table-cell table:number-columns-repeated="18"/>
        </table:table-row>
        <table:table-row table:style-name="ro2">
          <table:table-cell office:value-type="string" calcext:value-type="string">
            <text:p>Eigenwert und Vektor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3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6" table:number-rows-repeated="2">
          <table:table-cell table:number-columns-repeated="18"/>
        </table:table-row>
        <table:table-row table:style-name="ro7">
          <table:table-cell table:number-columns-repeated="18"/>
        </table:table-row>
        <table:table-row table:style-name="ro5" table:number-rows-repeated="2">
          <table:table-cell table:number-columns-repeated="18"/>
        </table:table-row>
        <table:table-row table:style-name="ro6" table:number-rows-repeated="3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5" table:number-rows-repeated="2">
          <table:table-cell table:number-columns-repeated="18"/>
        </table:table-row>
        <table:table-row table:style-name="ro6" table:number-rows-repeated="2">
          <table:table-cell table:number-columns-repeated="18"/>
        </table:table-row>
        <table:table-row table:style-name="ro2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6" table:number-rows-repeated="3">
          <table:table-cell table:number-columns-repeated="18"/>
        </table:table-row>
        <table:table-row table:style-name="ro1" table:number-rows-repeated="104850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0000-00-00T12:16:16.322095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.heisters </meta:initial-creator>
    <meta:creation-date>2016-08-17T16:13:54.968605426</meta:creation-date>
    <dc:date>2016-12-21T12:51:40.293704143</dc:date>
    <dc:creator>i.heisters </dc:creator>
    <meta:editing-duration>P5DT3H36M30S</meta:editing-duration>
    <meta:editing-cycles>4</meta:editing-cycles>
    <meta:generator>LibreOffice/4.1.6.2$Linux_X86_64 LibreOffice_project/410m0$Build-2</meta:generator>
    <meta:document-statistic meta:table-count="1" meta:cell-count="143" meta:object-count="0"/>
  </office:meta>
</office:document-meta>
</file>